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core: -61.9515614650825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51.31292767107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40.20086162835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29.082574935844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18.35932077874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107.58936865246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87.6896093869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66.943902658670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45.691223722486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re: -25.27414355529879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erformance evaluation for neg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33097925958985" calcext:value-type="float">
            <text:p>0.0233097926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102040241093978" calcext:value-type="float">
            <text:p>0.0102040241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61632120609283" calcext:value-type="float">
            <text:p>0.0161632121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541291697914624" calcext:value-type="float">
            <text:p>0.005412917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400000000019" calcext:value-type="float">
            <text:p>29.94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19447307145288" calcext:value-type="float">
            <text:p>0.0319447307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123803463807538" calcext:value-type="float">
            <text:p>0.0123803464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6170768737793" calcext:value-type="float">
            <text:p>0.0161707687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316157544091091" calcext:value-type="float">
            <text:p>0.0031615754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200000000019" calcext:value-type="float">
            <text:p>29.92</text:p>
          </table:table-cell>
        </table:table-row>
        <table:table-row table:style-name="ro1">
          <table:table-cell office:value-type="string" calcext:value-type="string">
            <text:p>Performance evaluation for neg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3459181659514" calcext:value-type="float">
            <text:p>0.0234591817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821183292140269" calcext:value-type="float">
            <text:p>0.0082118329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55235040187836" calcext:value-type="float">
            <text:p>0.015523504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445279431690854" calcext:value-type="float">
            <text:p>0.0044527943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300000000019" calcext:value-type="float">
            <text:p>29.93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12524737939684" calcext:value-type="float">
            <text:p>0.0312524738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999599592690395" calcext:value-type="float">
            <text:p>0.0099959959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63311982154846" calcext:value-type="float">
            <text:p>0.0163311982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272254643586686" calcext:value-type="float">
            <text:p>0.0027225464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600000000019" calcext:value-type="float">
            <text:p>29.96</text:p>
          </table:table-cell>
        </table:table-row>
        <table:table-row table:style-name="ro1">
          <table:table-cell office:value-type="string" calcext:value-type="string">
            <text:p>Performance evaluation for neg 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29089823205017" calcext:value-type="float">
            <text:p>0.0229089823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626113343955272" calcext:value-type="float">
            <text:p>0.0062611334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55428290367126" calcext:value-type="float">
            <text:p>0.015542829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357873649763422" calcext:value-type="float">
            <text:p>0.0035787365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7300000000018" calcext:value-type="float">
            <text:p>29.73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12600565369883" calcext:value-type="float">
            <text:p>0.0312600565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737121943299207" calcext:value-type="float">
            <text:p>0.0073712194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6206750869751" calcext:value-type="float">
            <text:p>0.0162067509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217249841522433" calcext:value-type="float">
            <text:p>0.0021724984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600000000019" calcext:value-type="float">
            <text:p>29.96</text:p>
          </table:table-cell>
        </table:table-row>
        <table:table-row table:style-name="ro1">
          <table:table-cell office:value-type="string" calcext:value-type="string">
            <text:p>Performance evaluation for neg 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30050734079147" calcext:value-type="float">
            <text:p>0.0230050734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437282669480649" calcext:value-type="float">
            <text:p>0.0043728267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53896522521973" calcext:value-type="float">
            <text:p>0.0153896523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238682231044826" calcext:value-type="float">
            <text:p>0.0023868223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500000000019" calcext:value-type="float">
            <text:p>29.95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12094798284931" calcext:value-type="float">
            <text:p>0.0312094798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455650132164375" calcext:value-type="float">
            <text:p>0.0045565013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63004970550537" calcext:value-type="float">
            <text:p>0.0163004971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172132143769873" calcext:value-type="float">
            <text:p>0.0017213214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700000000019" calcext:value-type="float">
            <text:p>29.97</text:p>
          </table:table-cell>
        </table:table-row>
        <table:table-row table:style-name="ro1">
          <table:table-cell office:value-type="string" calcext:value-type="string">
            <text:p>Performance evaluation for neg 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229400902009438" calcext:value-type="float">
            <text:p>0.0229400902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210248938260409" calcext:value-type="float">
            <text:p>0.0021024894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52731060981751" calcext:value-type="float">
            <text:p>0.0152731061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13739687504465" calcext:value-type="float">
            <text:p>0.0013739688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8200000000019" calcext:value-type="float">
            <text:p>29.82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306862155516162" calcext:value-type="float">
            <text:p>0.0306862156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242486624259538" calcext:value-type="float">
            <text:p>0.0024248662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162306702136993" calcext:value-type="float">
            <text:p>0.0162306702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118382120821267" calcext:value-type="float">
            <text:p>0.0011838212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600000000019" calcext:value-type="float">
            <text:p>29.96</text:p>
          </table:table-cell>
        </table:table-row>
        <table:table-row table:style-name="ro1">
          <table:table-cell office:value-type="string" calcext:value-type="string">
            <text:p>Performance evaluation for pos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163847422418645" calcext:value-type="float">
            <text:p>0.0163847422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403797120271972" calcext:value-type="float">
            <text:p>0.0040379712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99991178512573" calcext:value-type="float">
            <text:p>0.0199991179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516856322144985" calcext:value-type="float">
            <text:p>0.0051685632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400000000019" calcext:value-type="float">
            <text:p>29.94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0372166242166887" calcext:value-type="float">
            <text:p>0.0037216624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155780788025387" calcext:value-type="float">
            <text:p>0.0015578079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805062592029572" calcext:value-type="float">
            <text:p>0.0080506259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496860994867312" calcext:value-type="float">
            <text:p>0.0049686099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6700000000018" calcext:value-type="float">
            <text:p>29.67</text:p>
          </table:table-cell>
        </table:table-row>
        <table:table-row table:style-name="ro1">
          <table:table-cell office:value-type="string" calcext:value-type="string">
            <text:p>Performance evaluation for pos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162005463492253" calcext:value-type="float">
            <text:p>0.0162005463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336571522259224" calcext:value-type="float">
            <text:p>0.0033657152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99988985061646" calcext:value-type="float">
            <text:p>0.0199988985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432568205799291" calcext:value-type="float">
            <text:p>0.0043256821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600000000019" calcext:value-type="float">
            <text:p>29.96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0380566518909735" calcext:value-type="float">
            <text:p>0.0038056652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132453072828936" calcext:value-type="float">
            <text:p>0.0013245307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80705201625824" calcext:value-type="float">
            <text:p>0.0080705202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406973162251042" calcext:value-type="float">
            <text:p>0.0040697316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8500000000019" calcext:value-type="float">
            <text:p>29.85</text:p>
          </table:table-cell>
        </table:table-row>
        <table:table-row table:style-name="ro1">
          <table:table-cell office:value-type="string" calcext:value-type="string">
            <text:p>Performance evaluation for pos 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163310738501519" calcext:value-type="float">
            <text:p>0.0163310739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265505859143395" calcext:value-type="float">
            <text:p>0.0026550586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99990510940552" calcext:value-type="float">
            <text:p>0.0199990511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33838192551547" calcext:value-type="float">
            <text:p>0.0033838193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7100000000018" calcext:value-type="float">
            <text:p>29.71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0375196141078591" calcext:value-type="float">
            <text:p>0.0037519614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108770536562431" calcext:value-type="float">
            <text:p>0.0010877054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804954409599304" calcext:value-type="float">
            <text:p>0.0080495441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316964169148628" calcext:value-type="float">
            <text:p>0.0031696417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8500000000019" calcext:value-type="float">
            <text:p>29.85</text:p>
          </table:table-cell>
        </table:table-row>
        <table:table-row table:style-name="ro1">
          <table:table-cell office:value-type="string" calcext:value-type="string">
            <text:p>Performance evaluation for pos 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162414484574182" calcext:value-type="float">
            <text:p>0.0162414485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195086011105573" calcext:value-type="float">
            <text:p>0.0019508601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99989593029022" calcext:value-type="float">
            <text:p>0.0199989593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249283571647546" calcext:value-type="float">
            <text:p>0.0024928357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300000000019" calcext:value-type="float">
            <text:p>29.93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0378791790527508" calcext:value-type="float">
            <text:p>0.0037879179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0828540603489135" calcext:value-type="float">
            <text:p>0.0008285406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806626737117767" calcext:value-type="float">
            <text:p>0.0080662674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224047175815183" calcext:value-type="float">
            <text:p>0.0022404718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6100000000018" calcext:value-type="float">
            <text:p>29.61</text:p>
          </table:table-cell>
        </table:table-row>
        <table:table-row table:style-name="ro1">
          <table:table-cell office:value-type="string" calcext:value-type="string">
            <text:p>Performance evaluation for pos 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req dev Area 1: </text:p>
          </table:table-cell>
          <table:table-cell/>
          <table:table-cell office:value-type="float" office:value="0.0163036416593948" calcext:value-type="float">
            <text:p>0.0163036417</text:p>
          </table:table-cell>
          <table:table-cell/>
        </table:table-row>
        <table:table-row table:style-name="ro1">
          <table:table-cell office:value-type="string" calcext:value-type="string">
            <text:p>Avg freq dev Area 1: </text:p>
          </table:table-cell>
          <table:table-cell/>
          <table:table-cell office:value-type="float" office:value="0.00127999895154807" calcext:value-type="float">
            <text:p>0.001279999</text:p>
          </table:table-cell>
          <table:table-cell/>
        </table:table-row>
        <table:table-row table:style-name="ro1">
          <table:table-cell office:value-type="string" calcext:value-type="string">
            <text:p>Max ctl effort Area 1: </text:p>
          </table:table-cell>
          <table:table-cell/>
          <table:table-cell office:value-type="float" office:value="0.0199990284442902" calcext:value-type="float">
            <text:p>0.0199990284</text:p>
          </table:table-cell>
          <table:table-cell/>
        </table:table-row>
        <table:table-row table:style-name="ro1">
          <table:table-cell office:value-type="string" calcext:value-type="string">
            <text:p>Avg ctl effort Area 1: </text:p>
          </table:table-cell>
          <table:table-cell/>
          <table:table-cell office:value-type="float" office:value="0.001649033612558" calcext:value-type="float">
            <text:p>0.0016490336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9600000000019" calcext:value-type="float">
            <text:p>29.96</text:p>
          </table:table-cell>
        </table:table-row>
        <table:table-row table:style-name="ro1">
          <table:table-cell office:value-type="string" calcext:value-type="string">
            <text:p>Max freq dev Area 2: </text:p>
          </table:table-cell>
          <table:table-cell/>
          <table:table-cell office:value-type="float" office:value="0.00376401994641201" calcext:value-type="float">
            <text:p>0.0037640199</text:p>
          </table:table-cell>
          <table:table-cell/>
        </table:table-row>
        <table:table-row table:style-name="ro1">
          <table:table-cell office:value-type="string" calcext:value-type="string">
            <text:p>Avg freq dev Area 2: </text:p>
          </table:table-cell>
          <table:table-cell/>
          <table:table-cell office:value-type="float" office:value="0.000577513116766192" calcext:value-type="float">
            <text:p>0.0005775131</text:p>
          </table:table-cell>
          <table:table-cell/>
        </table:table-row>
        <table:table-row table:style-name="ro1">
          <table:table-cell office:value-type="string" calcext:value-type="string">
            <text:p>Max ctl effort Area 2: </text:p>
          </table:table-cell>
          <table:table-cell/>
          <table:table-cell office:value-type="float" office:value="0.00805509448051453" calcext:value-type="float">
            <text:p>0.0080550945</text:p>
          </table:table-cell>
          <table:table-cell/>
        </table:table-row>
        <table:table-row table:style-name="ro1">
          <table:table-cell office:value-type="string" calcext:value-type="string">
            <text:p>Avg ctl effort Area 2: </text:p>
          </table:table-cell>
          <table:table-cell/>
          <table:table-cell office:value-type="float" office:value="0.00133855408093065" calcext:value-type="float">
            <text:p>0.0013385541</text:p>
          </table:table-cell>
          <table:table-cell/>
        </table:table-row>
        <table:table-row table:style-name="ro1">
          <table:table-cell office:value-type="string" calcext:value-type="string">
            <text:p>Settling time: </text:p>
          </table:table-cell>
          <table:table-cell table:number-columns-repeated="2"/>
          <table:table-cell office:value-type="float" office:value="29.8400000000019" calcext:value-type="float">
            <text:p>29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3T19:11:26.399864389</meta:creation-date>
    <dc:date>2020-10-03T19:12:36.642180404</dc:date>
    <meta:editing-duration>PT1M10S</meta:editing-duration>
    <meta:editing-cycles>1</meta:editing-cycles>
    <meta:document-statistic meta:table-count="1" meta:cell-count="220" meta:object-count="0"/>
    <meta:generator>LibreOffice/5.1.6.2$Linux_X86_64 LibreOffice_project/10m0$Build-2</meta:generator>
  </office:meta>
</office:document-meta>
</file>